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3035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0008in solid #000000" fo:background-color="#ffffff" style:text-align-source="fix" style:repeat-content="false" fo:border-left="0.0346in solid #000000" fo:border-right="0.0008in solid #000000" fo:border-top="0.0346in solid #000000"/>
      <style:paragraph-properties fo:text-align="center" fo:margin-left="0in"/>
    </style:style>
    <style:style style:name="ce3" style:family="table-cell" style:parent-style-name="Default">
      <style:table-cell-properties fo:border-bottom="0.0008in solid #000000" fo:background-color="#ffffff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4" style:family="table-cell" style:parent-style-name="Default">
      <style:table-cell-properties fo:border-bottom="0.0008in solid #000000" fo:background-color="#cccccc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5" style:family="table-cell" style:parent-style-name="Default">
      <style:table-cell-properties fo:border-bottom="0.0346in solid #000000" fo:background-color="#ffffff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6" style:family="table-cell" style:parent-style-name="Default">
      <style:table-cell-properties fo:border-bottom="0.0008in solid #000000" fo:background-color="#00ff00" style:text-align-source="fix" style:repeat-content="false" fo:border-left="0.0346in solid #000000" fo:border-right="0.0008in solid #000000" fo:border-top="0.0346in solid #000000"/>
      <style:paragraph-properties fo:text-align="center" fo:margin-left="0in"/>
    </style:style>
    <style:style style:name="ce7" style:family="table-cell" style:parent-style-name="Default">
      <style:table-cell-properties fo:border-bottom="0.0008in solid #000000" fo:background-color="#00ff00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8" style:family="table-cell" style:parent-style-name="Default">
      <style:table-cell-properties fo:border-bottom="0.0008in solid #000000" fo:background-color="#b80047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9" style:family="table-cell" style:parent-style-name="Default">
      <style:table-cell-properties fo:border-bottom="0.0008in solid #000000" fo:background-color="#000000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10" style:family="table-cell" style:parent-style-name="Default">
      <style:table-cell-properties fo:border-bottom="0.0008in solid #000000" fo:background-color="#ff6309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11" style:family="table-cell" style:parent-style-name="Default">
      <style:table-cell-properties fo:border-bottom="0.0346in solid #000000" fo:background-color="#ff6309" style:text-align-source="fix" style:repeat-content="false" fo:border-left="0.0346in solid #000000" fo:border-right="0.0008in solid #000000" fo:border-top="0.0008in solid #000000"/>
      <style:paragraph-properties fo:text-align="center" fo:margin-left="0in"/>
    </style:style>
    <style:style style:name="ce12" style:family="table-cell" style:parent-style-name="Default">
      <style:table-cell-properties fo:background-color="#b3b3b3" style:text-align-source="fix" style:repeat-content="false" fo:border="0.0008in solid #000000"/>
      <style:paragraph-properties fo:text-align="center" fo:margin-left="0in"/>
    </style:style>
    <style:style style:name="ce13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008in solid #000000" fo:border-top="0.0346in solid #000000"/>
      <style:paragraph-properties fo:text-align="center" fo:margin-left="0in"/>
    </style:style>
    <style:style style:name="ce14" style:family="table-cell" style:parent-style-name="Default">
      <style:table-cell-properties fo:background-color="#ffffff" style:text-align-source="fix" style:repeat-content="false" fo:border="0.0008in solid #000000"/>
      <style:paragraph-properties fo:text-align="center" fo:margin-left="0in"/>
    </style:style>
    <style:style style:name="ce15" style:family="table-cell" style:parent-style-name="Default">
      <style:table-cell-properties fo:background-color="#cccccc" style:text-align-source="fix" style:repeat-content="false" fo:border="0.0008in solid #000000"/>
      <style:paragraph-properties fo:text-align="center" fo:margin-left="0in"/>
    </style:style>
    <style:style style:name="ce16" style:family="table-cell" style:parent-style-name="Default">
      <style:table-cell-properties fo:border-bottom="0.0346in solid #000000" fo:background-color="#ffffff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17" style:family="table-cell" style:parent-style-name="Default">
      <style:table-cell-properties fo:border-bottom="0.0008in solid #000000" fo:background-color="#00ff00" style:text-align-source="fix" style:repeat-content="false" fo:border-left="0.0008in solid #000000" fo:border-right="0.0008in solid #000000" fo:border-top="0.0346in solid #000000"/>
      <style:paragraph-properties fo:text-align="center" fo:margin-left="0in"/>
    </style:style>
    <style:style style:name="ce18" style:family="table-cell" style:parent-style-name="Default">
      <style:table-cell-properties fo:background-color="#00ff00" style:text-align-source="fix" style:repeat-content="false" fo:border="0.0008in solid #000000"/>
      <style:paragraph-properties fo:text-align="center" fo:margin-left="0in"/>
    </style:style>
    <style:style style:name="ce19" style:family="table-cell" style:parent-style-name="Default">
      <style:table-cell-properties fo:background-color="#b80047" style:text-align-source="fix" style:repeat-content="false" fo:border="0.0008in solid #000000"/>
      <style:paragraph-properties fo:text-align="center" fo:margin-left="0in"/>
    </style:style>
    <style:style style:name="ce20" style:family="table-cell" style:parent-style-name="Default">
      <style:table-cell-properties fo:border-bottom="0.0008in solid #000000" fo:background-color="#000000" style:text-align-source="fix" style:repeat-content="false" fo:border-left="0.0008in solid #000000" fo:border-right="0.0008in solid #000000" fo:border-top="0.0346in solid #000000"/>
      <style:paragraph-properties fo:text-align="center" fo:margin-left="0in"/>
    </style:style>
    <style:style style:name="ce21" style:family="table-cell" style:parent-style-name="Default">
      <style:table-cell-properties fo:background-color="#ff6309" style:text-align-source="fix" style:repeat-content="false" fo:border="0.0008in solid #000000"/>
      <style:paragraph-properties fo:text-align="center" fo:margin-left="0in"/>
    </style:style>
    <style:style style:name="ce22" style:family="table-cell" style:parent-style-name="Default">
      <style:table-cell-properties fo:border-bottom="0.0346in solid #000000" fo:background-color="#ff6309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3" style:family="table-cell" style:parent-style-name="Default">
      <style:table-cell-properties fo:background-color="#000000" style:text-align-source="fix" style:repeat-content="false" fo:border="0.0008in solid #000000"/>
      <style:paragraph-properties fo:text-align="center" fo:margin-left="0in"/>
    </style:style>
    <style:style style:name="ce24" style:family="table-cell" style:parent-style-name="Default">
      <style:table-cell-properties fo:background-color="#cccc00" style:text-align-source="fix" style:repeat-content="false" fo:border="0.0008in solid #000000"/>
      <style:paragraph-properties fo:text-align="center" fo:margin-left="0in"/>
    </style:style>
    <style:style style:name="ce25" style:family="table-cell" style:parent-style-name="Default">
      <style:table-cell-properties fo:background-color="#00b8ff" style:text-align-source="fix" style:repeat-content="false" fo:border="0.0008in solid #000000"/>
      <style:paragraph-properties fo:text-align="center" fo:margin-left="0in"/>
    </style:style>
    <style:style style:name="ce26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008in solid #000000" fo:border-top="0.0346in solid #000000"/>
      <style:paragraph-properties fo:text-align="center" fo:margin-left="0in"/>
    </style:style>
    <style:style style:name="ce27" style:family="table-cell" style:parent-style-name="Default">
      <style:table-cell-properties fo:background-color="#00ae00" style:text-align-source="fix" style:repeat-content="false" fo:border="0.0008in solid #000000"/>
      <style:paragraph-properties fo:text-align="center" fo:margin-left="0in"/>
    </style:style>
    <style:style style:name="ce28" style:family="table-cell" style:parent-style-name="Default">
      <style:table-cell-properties fo:border-bottom="0.0346in solid #000000" fo:background-color="#00ae00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9" style:family="table-cell" style:parent-style-name="Default">
      <style:table-cell-properties fo:background-color="#9999ff" style:text-align-source="fix" style:repeat-content="false" fo:border="0.0008in solid #000000"/>
      <style:paragraph-properties fo:text-align="center" fo:margin-left="0in"/>
    </style:style>
    <style:style style:name="ce30" style:family="table-cell" style:parent-style-name="Default">
      <style:table-cell-properties fo:background-color="#dc2300" style:text-align-source="fix" style:repeat-content="false" fo:border="0.0008in solid #000000"/>
      <style:paragraph-properties fo:text-align="center" fo:margin-left="0in"/>
    </style:style>
    <style:style style:name="ce31" style:family="table-cell" style:parent-style-name="Default">
      <style:table-cell-properties fo:border-bottom="0.0346in solid #000000" fo:background-color="#dc2300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32" style:family="table-cell" style:parent-style-name="Default">
      <style:table-cell-properties fo:background-color="#e6e6e6" style:text-align-source="fix" style:repeat-content="false" fo:border="0.0008in solid #000000"/>
      <style:paragraph-properties fo:text-align="center" fo:margin-left="0in"/>
    </style:style>
    <style:style style:name="ce33" style:family="table-cell" style:parent-style-name="Default">
      <style:table-cell-properties fo:border-bottom="0.0346in solid #000000" fo:background-color="#e6e6e6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34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346in solid #000000" fo:border-top="0.0346in solid #000000"/>
      <style:paragraph-properties fo:text-align="center" fo:margin-left="0in"/>
    </style:style>
    <style:style style:name="ce35" style:family="table-cell" style:parent-style-name="Default">
      <style:table-cell-properties fo:border-bottom="0.0008in solid #000000" fo:background-color="#cccccc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36" style:family="table-cell" style:parent-style-name="Default">
      <style:table-cell-properties fo:border-bottom="0.0008in solid #000000" fo:background-color="#ffffff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37" style:family="table-cell" style:parent-style-name="Default">
      <style:table-cell-properties fo:border-bottom="0.0346in solid #000000" fo:background-color="#ffffff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38" style:family="table-cell" style:parent-style-name="Default">
      <style:table-cell-properties fo:border-bottom="0.0008in solid #000000" fo:background-color="#000000" style:text-align-source="fix" style:repeat-content="false" fo:border-left="0.0008in solid #000000" fo:border-right="0.0346in solid #000000" fo:border-top="0.0346in solid #000000"/>
      <style:paragraph-properties fo:text-align="center" fo:margin-left="0in"/>
    </style:style>
    <style:style style:name="ce39" style:family="table-cell" style:parent-style-name="Default">
      <style:table-cell-properties fo:border-bottom="0.0008in solid #000000" fo:background-color="#000000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40" style:family="table-cell" style:parent-style-name="Default">
      <style:table-cell-properties fo:border-bottom="0.0008in solid #000000" fo:background-color="#9999ff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41" style:family="table-cell" style:parent-style-name="Default">
      <style:table-cell-properties fo:border-bottom="0.0008in solid #000000" fo:background-color="#ffff66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42" style:family="table-cell" style:parent-style-name="Default">
      <style:table-cell-properties fo:border-bottom="0.0346in solid #000000" fo:background-color="#ffff66" style:text-align-source="fix" style:repeat-content="false" fo:border-left="0.0008in solid #000000" fo:border-right="0.0346in solid #000000" fo:border-top="0.0008in solid #000000"/>
      <style:paragraph-properties fo:text-align="center" fo:margin-left="0in"/>
    </style:style>
    <style:style style:name="ce43" style:family="table-cell" style:parent-style-name="Default">
      <style:table-cell-properties fo:background-color="#b3b3b3" style:text-align-source="fix" style:repeat-content="false" fo:border="0.0138in solid #000000"/>
      <style:paragraph-properties fo:text-align="center" fo:margin-left="0in"/>
    </style:style>
    <style:style style:name="ce44" style:family="table-cell" style:parent-style-name="Default">
      <style:table-cell-properties fo:background-color="#ffffff"/>
    </style:style>
    <style:style style:name="gr1" style:family="graphic">
      <style:graphic-properties svg:stroke-width="0.0201in" draw:marker-start="Circle" draw:marker-start-width="0.0701in" draw:marker-end="Circle" draw:marker-end-width="0.0701in" draw:textarea-horizontal-align="center" draw:textarea-vertical-align="middle" fo:padding-top="0.0098in" fo:padding-bottom="0.0098in" fo:padding-left="0.0098in" fo:padding-right="0.0098in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2" table:default-cell-style-name="ce1"/>
        <table:table-column table:style-name="co1" table:number-columns-repeated="2" table:default-cell-style-name="ce44"/>
        <table:table-column table:style-name="co2" table:number-columns-repeated="232" table:default-cell-style-name="ce44"/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"/>
          <table:table-cell table:style-name="ce2"/>
          <table:table-cell table:style-name="ce13" table:number-columns-repeated="5"/>
          <table:table-cell table:number-columns-repeated="3" table:style-name="ce26" office:value-type="string">
            <text:p>x</text:p>
          </table:table-cell>
          <table:table-cell table:style-name="ce34" office:value-type="string">
            <text:p>x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3"/>
          <table:table-cell table:style-name="ce14" table:number-columns-repeated="6"/>
          <table:table-cell table:number-columns-repeated="2" table:style-name="ce15" office:value-type="string">
            <text:p>x</text:p>
          </table:table-cell>
          <table:table-cell table:style-name="ce35" office:value-type="string">
            <text:p>x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3"/>
          <table:table-cell table:style-name="ce14" table:number-columns-repeated="2"/>
          <table:table-cell table:style-name="ce15" office:value-type="string">
            <text:p>x</text:p>
          </table:table-cell>
          <table:table-cell table:style-name="ce14" table:number-columns-repeated="5"/>
          <table:table-cell table:style-name="ce36"/>
          <table:table-cell table:number-columns-repeated="244"/>
        </table:table-row>
        <table:table-row table:style-name="ro1">
          <table:table-cell table:number-columns-repeated="2"/>
          <table:table-cell table:style-name="ce3"/>
          <table:table-cell table:style-name="ce14" table:number-columns-repeated="2"/>
          <table:table-cell table:style-name="ce15" office:value-type="string">
            <text:p>x</text:p>
          </table:table-cell>
          <table:table-cell table:style-name="ce14" table:number-columns-repeated="5"/>
          <table:table-cell table:style-name="ce36"/>
          <table:table-cell table:number-columns-repeated="244"/>
        </table:table-row>
        <table:table-row table:style-name="ro1">
          <table:table-cell table:number-columns-repeated="2"/>
          <table:table-cell table:style-name="ce3"/>
          <table:table-cell table:style-name="ce14" table:number-columns-repeated="2"/>
          <table:table-cell table:style-name="ce15" office:value-type="string">
            <text:p>x</text:p>
          </table:table-cell>
          <table:table-cell table:style-name="ce14" table:number-columns-repeated="3"/>
          <table:table-cell table:number-columns-repeated="2" table:style-name="ce15" office:value-type="string">
            <text:p>x</text:p>
          </table:table-cell>
          <table:table-cell table:style-name="ce36"/>
          <table:table-cell table:number-columns-repeated="244"/>
        </table:table-row>
        <table:table-row table:style-name="ro1">
          <table:table-cell table:number-columns-repeated="2"/>
          <table:table-cell table:style-name="ce3"/>
          <table:table-cell table:style-name="ce14" table:number-columns-repeated="2"/>
          <table:table-cell table:style-name="ce15" office:value-type="string">
            <text:p>x</text:p>
          </table:table-cell>
          <table:table-cell table:style-name="ce14" table:number-columns-repeated="3"/>
          <table:table-cell table:style-name="ce15" office:value-type="string">
            <text:p>x</text:p>
          </table:table-cell>
          <table:table-cell table:style-name="ce14"/>
          <table:table-cell table:style-name="ce36"/>
          <table:table-cell table:number-columns-repeated="244"/>
        </table:table-row>
        <table:table-row table:style-name="ro1">
          <table:table-cell table:number-columns-repeated="2"/>
          <table:table-cell table:style-name="ce3"/>
          <table:table-cell table:style-name="ce14" table:number-columns-repeated="6"/>
          <table:table-cell table:style-name="ce15" office:value-type="string">
            <text:p>x</text:p>
          </table:table-cell>
          <table:table-cell table:style-name="ce14"/>
          <table:table-cell table:style-name="ce36"/>
          <table:table-cell table:number-columns-repeated="244"/>
        </table:table-row>
        <table:table-row table:style-name="ro1">
          <table:table-cell table:number-columns-repeated="2"/>
          <table:table-cell table:style-name="ce4" office:value-type="string">
            <text:p>x</text:p>
          </table:table-cell>
          <table:table-cell table:number-columns-repeated="5" table:style-name="ce15" office:value-type="string">
            <text:p>x</text:p>
          </table:table-cell>
          <table:table-cell table:style-name="ce14"/>
          <table:table-cell table:style-name="ce15" office:value-type="string">
            <text:p>x</text:p>
          </table:table-cell>
          <table:table-cell table:style-name="ce14"/>
          <table:table-cell table:style-name="ce36"/>
          <table:table-cell table:number-columns-repeated="244"/>
        </table:table-row>
        <table:table-row table:style-name="ro1">
          <table:table-cell table:number-columns-repeated="2"/>
          <table:table-cell table:style-name="ce3"/>
          <table:table-cell table:style-name="ce14" table:number-columns-repeated="8"/>
          <table:table-cell table:style-name="ce36"/>
          <table:table-cell table:number-columns-repeated="244"/>
        </table:table-row>
        <table:table-row table:style-name="ro1">
          <table:table-cell table:number-columns-repeated="2"/>
          <table:table-cell table:style-name="ce5"/>
          <table:table-cell table:style-name="ce16" table:number-columns-repeated="8"/>
          <table:table-cell table:style-name="ce37"/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5" table:style-name="ce17" office:value-type="float" office:value="1">
            <text:p>1</text:p>
          </table:table-cell>
          <table:table-cell table:number-columns-repeated="3" table:style-name="ce20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7" office:value-type="float" office:value="1">
            <text:p>1</text:p>
          </table:table-cell>
          <table:table-cell table:number-columns-repeated="5" table:style-name="ce18" office:value-type="float" office:value="1">
            <text:p>1</text:p>
          </table:table-cell>
          <table:table-cell table:style-name="ce27" office:value-type="float" office:value="2">
            <text:p>2</text:p>
          </table:table-cell>
          <table:table-cell table:number-columns-repeated="2" table:style-name="ce23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number-columns-repeated="2" table:style-name="ce29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number-columns-repeated="2" table:style-name="ce29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number-columns-repeated="2" table:style-name="ce20" office:value-type="string">
            <text:p>x</text:p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0" office:value-type="string">
            <text:p>x</text:p>
          </table:table-cell>
          <table:table-cell table:style-name="ce32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0" office:value-type="string">
            <text:p>x</text:p>
          </table:table-cell>
          <table:table-cell table:style-name="ce32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9" office:value-type="string">
            <text:p>x</text:p>
          </table:table-cell>
          <table:table-cell table:number-columns-repeated="5" table:style-name="ce20" office:value-type="string">
            <text:p>x</text:p>
          </table:table-cell>
          <table:table-cell table:style-name="ce27" office:value-type="float" office:value="2">
            <text:p>2</text:p>
          </table:table-cell>
          <table:table-cell table:style-name="ce20" office:value-type="string">
            <text:p>x</text:p>
          </table:table-cell>
          <table:table-cell table:style-name="ce32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0" office:value-type="float" office:value="9">
            <text:p>9</text:p>
          </table:table-cell>
          <table:table-cell table:number-columns-repeated="5" table:style-name="ce21" office:value-type="float" office:value="9">
            <text:p>9</text:p>
          </table:table-cell>
          <table:table-cell table:style-name="ce27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2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1" office:value-type="float" office:value="9">
            <text:p>9</text:p>
          </table:table-cell>
          <table:table-cell table:number-columns-repeated="5" table:style-name="ce22" office:value-type="float" office:value="9">
            <text:p>9</text:p>
          </table:table-cell>
          <table:table-cell table:style-name="ce28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3" office:value-type="float" office:value="7">
            <text:p>7</text:p>
          </table:table-cell>
          <table:table-cell table:style-name="ce42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5" table:style-name="ce17" office:value-type="float" office:value="1">
            <text:p>1</text:p>
          </table:table-cell>
          <table:table-cell table:number-columns-repeated="3" table:style-name="ce20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3"/>
          <table:table-cell>
            <draw:line table:end-cell-address="Sheet1.Q28" table:end-x="0.0669in" table:end-y="0.0559in" draw:z-index="11" draw:style-name="gr1" draw:text-style-name="P1" svg:x1="0.2508in" svg:y1="0.3906in" svg:x2="0.3689in" svg:y2="0.1043in">
              <text:p/>
            </draw:line>
          </table:table-cell>
          <table:table-cell table:style-name="ce43" office:value-type="float" office:value="1">
            <text:p>1</text:p>
            <draw:line table:end-cell-address="Sheet1.R28" table:end-x="0.2441in" table:end-y="0.028in" draw:z-index="12" draw:style-name="gr1" draw:text-style-name="P1" svg:x1="0.5457in" svg:y1="0.3626in" svg:x2="0.2508in" svg:y2="0.1327in">
              <text:p/>
            </draw:line>
            <draw:line table:end-cell-address="Sheet1.T28" table:end-x="0.0669in" table:end-y="0.028in" draw:z-index="22" draw:style-name="gr1" draw:text-style-name="P1" svg:x1="0.9732in" svg:y1="0.3626in" svg:x2="0.2291in" svg:y2="0.0213in">
              <text:p/>
            </draw:line>
          </table:table-cell>
          <table:table-cell table:number-columns-repeated="239"/>
        </table:table-row>
        <table:table-row table:style-name="ro1">
          <table:table-cell table:number-columns-repeated="2"/>
          <table:table-cell table:style-name="ce7" office:value-type="float" office:value="1">
            <text:p>1</text:p>
          </table:table-cell>
          <table:table-cell table:style-name="ce18" office:value-type="float" office:value="1">
            <text:p>1</text:p>
            <draw:line table:end-cell-address="Sheet1.D28" table:end-x="0.2291in" table:end-y="0.1047in" draw:z-index="2" draw:style-name="gr1" draw:text-style-name="P1" svg:x1="0.2287in" svg:y1="0.272in" svg:x2="0.2287in" svg:y2="0.111in">
              <text:p/>
            </draw:line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1">
            <text:p>1</text:p>
            <draw:line table:end-cell-address="Sheet1.G28" table:end-x="0.1705in" table:end-y="0.0913in" draw:z-index="4" draw:style-name="gr1" draw:text-style-name="P1" svg:x1="0.1701in" svg:y1="0.2587in" svg:x2="0.1701in" svg:y2="0.0976in">
              <text:p/>
            </draw:line>
          </table:table-cell>
          <table:table-cell table:style-name="ce18" office:value-type="float" office:value="1">
            <text:p>1</text:p>
            <draw:line table:end-cell-address="Sheet1.I27" table:end-x="0.0744in" table:end-y="0.063in" draw:z-index="23" draw:style-name="gr1" draw:text-style-name="P1" svg:x1="0.3764in" svg:y1="0.0626in" svg:x2="0.2146in" svg:y2="0.035in">
              <text:p/>
            </draw:line>
          </table:table-cell>
          <table:table-cell table:style-name="ce27" office:value-type="float" office:value="2">
            <text:p>2</text:p>
          </table:table-cell>
          <table:table-cell table:number-columns-repeated="2" table:style-name="ce23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number-columns-repeated="2" table:style-name="ce29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number-columns-repeated="3"/>
          <table:table-cell table:style-name="ce43" office:value-type="float" office:value="3">
            <text:p>3</text:p>
            <draw:line table:end-cell-address="Sheet1.Q30" table:end-x="0.0594in" table:end-y="0.0839in" draw:z-index="13" draw:style-name="gr1" draw:text-style-name="P1" svg:x1="0.3614in" svg:y1="0.4181in" svg:x2="0.2508in" svg:y2="0.1256in">
              <text:p/>
            </draw:line>
          </table:table-cell>
          <table:table-cell>
            <draw:line table:end-cell-address="Sheet1.R30" table:end-x="0.0669in" table:end-y="0.0776in" draw:z-index="14" draw:style-name="gr1" draw:text-style-name="P1" svg:x1="0.265in" svg:y1="0.4118in" svg:x2="0.3685in" svg:y2="0.1114in">
              <text:p/>
            </draw:line>
          </table:table-cell>
          <table:table-cell table:style-name="ce43" office:value-type="float" office:value="4">
            <text:p>4</text:p>
            <draw:line table:end-cell-address="Sheet1.T28" table:end-x="0.0744in" table:end-y="0.1193in" draw:z-index="15" draw:style-name="gr1" draw:text-style-name="P1" svg:x1="0.6787in" svg:y1="0.1114in" svg:x2="0.2433in" svg:y2="0.1189in">
              <text:p/>
            </draw:line>
            <draw:line table:end-cell-address="Sheet1.T32" table:end-x="0.148in" table:end-y="0.063in" draw:z-index="18" draw:style-name="gr1" draw:text-style-name="P1" svg:x1="0.2807in" svg:y1="0.7323in" svg:x2="0.7524in" svg:y2="0.1531in">
              <text:p/>
            </draw:line>
          </table:table-cell>
          <table:table-cell/>
          <table:table-cell table:style-name="ce43" office:value-type="float" office:value="2">
            <text:p>2</text:p>
            <draw:line table:end-cell-address="Sheet1.V28" table:end-x="0.0524in" table:end-y="0.1331in" draw:z-index="16" draw:style-name="gr1" draw:text-style-name="P1" svg:x1="0.6567in" svg:y1="0.1114in" svg:x2="0.2441in" svg:y2="0.1327in">
              <text:p/>
            </draw:line>
            <draw:line table:end-cell-address="Sheet1.T34" table:end-x="0.1996in" table:end-y="0.035in" draw:z-index="19" draw:style-name="gr1" draw:text-style-name="P1" svg:x1="0.0665in" svg:y1="1.039in" svg:x2="0.1992in" svg:y2="0.1394in">
              <text:p/>
            </draw:line>
          </table:table-cell>
          <table:table-cell/>
          <table:table-cell table:style-name="ce43" office:value-type="float" office:value="5">
            <text:p>5</text:p>
            <draw:line table:end-cell-address="Sheet1.V30" table:end-x="0.2366in" table:end-y="0.0559in" draw:z-index="17" draw:style-name="gr1" draw:text-style-name="P1" svg:x1="0.2362in" svg:y1="0.3902in" svg:x2="0.2362in" svg:y2="0.1118in">
              <text:p/>
            </draw:line>
          </table:table-cell>
          <table:table-cell table:number-columns-repeated="23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  <draw:line table:end-cell-address="Sheet1.J29" table:end-x="0.1189in" table:end-y="0.0839in" draw:z-index="6" draw:style-name="gr1" draw:text-style-name="P1" svg:x1="0.1846in" svg:y1="0.0835in" svg:x2="0.4209in" svg:y2="0.0693in">
              <text:p/>
            </draw:line>
          </table:table-cell>
          <table:table-cell table:number-columns-repeated="2" table:style-name="ce29" office:value-type="float" office:value="5">
            <text:p>5</text:p>
          </table:table-cell>
          <table:table-cell table:style-name="ce40" office:value-type="float" office:value="5">
            <text:p>5</text:p>
            <draw:line table:end-cell-address="Sheet1.L30" table:end-x="0.2067in" table:end-y="0.1126in" draw:z-index="5" draw:style-name="gr1" draw:text-style-name="P1" svg:x1="0.2063in" svg:y1="0.2795in" svg:x2="0.2063in" svg:y2="0.1189in">
              <text:p/>
            </draw:line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3" office:value-type="string">
            <text:p>x</text:p>
          </table:table-cell>
          <table:table-cell table:style-name="ce25" office:value-type="float" office:value="4">
            <text:p>4</text:p>
          </table:table-cell>
          <table:table-cell table:style-name="ce25" office:value-type="float" office:value="4">
            <text:p>4</text:p>
            <draw:line table:end-cell-address="Sheet1.I30" table:end-x="0.1114in" table:end-y="0.098in" draw:z-index="3" draw:style-name="gr1" draw:text-style-name="P1" svg:x1="0.1772in" svg:y1="0.0976in" svg:x2="0.4134in" svg:y2="0.0835in">
              <text:p/>
            </draw:line>
          </table:table-cell>
          <table:table-cell table:style-name="ce27" office:value-type="float" office:value="2">
            <text:p>2</text:p>
          </table:table-cell>
          <table:table-cell table:number-columns-repeated="2" table:style-name="ce20" office:value-type="string">
            <text:p>x</text:p>
          </table:table-cell>
          <table:table-cell table:style-name="ce41" office:value-type="float" office:value="6">
            <text:p>6</text:p>
          </table:table-cell>
          <table:table-cell table:number-columns-repeated="4"/>
          <table:table-cell table:style-name="ce43" office:value-type="float" office:value="8">
            <text:p>8</text:p>
          </table:table-cell>
          <table:table-cell table:number-columns-repeated="3"/>
          <table:table-cell>
            <draw:line table:end-cell-address="Sheet1.V32" table:end-x="0.0744in" table:end-y="0.035in" draw:z-index="21" draw:style-name="gr1" draw:text-style-name="P1" svg:x1="0.2287in" svg:y1="0.3697in" svg:x2="0.3764in" svg:y2="0.1181in">
              <text:p/>
            </draw:line>
          </table:table-cell>
          <table:table-cell table:style-name="ce43" office:value-type="float" office:value="6">
            <text:p>6</text:p>
          </table:table-cell>
          <table:table-cell table:number-columns-repeated="23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0" office:value-type="string">
            <text:p>x</text:p>
          </table:table-cell>
          <table:table-cell table:style-name="ce32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/>
          <table:table-cell table:style-name="Default" table:number-columns-repeated="3"/>
          <table:table-cell table:number-columns-repeated="240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3">
            <text:p>3</text:p>
            <draw:line table:end-cell-address="Sheet1.F32" table:end-x="0.0819in" table:end-y="0.0909in" draw:z-index="0" draw:style-name="gr1" draw:text-style-name="P1" svg:x1="0.1476in" svg:y1="0.0906in" svg:x2="0.3839in" svg:y2="0.0764in">
              <text:p/>
            </draw:line>
          </table:table-cell>
          <table:table-cell table:style-name="ce24" office:value-type="float" office:value="8">
            <text:p>8</text:p>
            <draw:line table:end-cell-address="Sheet1.G32" table:end-x="0.1339in" table:end-y="0.1047in" draw:z-index="1" draw:style-name="gr1" draw:text-style-name="P1" svg:x1="0.1996in" svg:y1="0.1043in" svg:x2="0.4358in" svg:y2="0.0902in">
              <text:p/>
            </draw:line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0" office:value-type="string">
            <text:p>x</text:p>
          </table:table-cell>
          <table:table-cell table:style-name="ce32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number-columns-repeated="5"/>
          <table:table-cell table:style-name="ce43" office:value-type="float" office:value="9">
            <text:p>9</text:p>
          </table:table-cell>
          <table:table-cell/>
          <table:table-cell>
            <draw:line table:end-cell-address="Sheet1.U34" table:end-x="0.2512in" table:end-y="0.1051in" draw:z-index="20" draw:style-name="gr1" draw:text-style-name="P1" svg:x1="0.2732in" svg:y1="0.4394in" svg:x2="0.5531in" svg:y2="0.1252in">
              <text:p/>
            </draw:line>
          </table:table-cell>
          <table:table-cell table:style-name="ce43" office:value-type="float" office:value="7">
            <text:p>7</text:p>
          </table:table-cell>
          <table:table-cell table:number-columns-repeated="235"/>
        </table:table-row>
        <table:table-row table:style-name="ro1">
          <table:table-cell table:number-columns-repeated="2"/>
          <table:table-cell table:style-name="ce9" office:value-type="string">
            <text:p>x</text:p>
          </table:table-cell>
          <table:table-cell table:number-columns-repeated="5" table:style-name="ce20" office:value-type="string">
            <text:p>x</text:p>
          </table:table-cell>
          <table:table-cell table:style-name="ce27" office:value-type="float" office:value="2">
            <text:p>2</text:p>
          </table:table-cell>
          <table:table-cell table:style-name="ce20" office:value-type="string">
            <text:p>x</text:p>
          </table:table-cell>
          <table:table-cell table:style-name="ce32" office:value-type="float" office:value="7">
            <text:p>7</text:p>
            <draw:line table:end-cell-address="Sheet1.L33" table:end-x="0.1409in" table:end-y="0.1051in" draw:z-index="10" draw:style-name="gr1" draw:text-style-name="P1" svg:x1="0.2067in" svg:y1="0.1047in" svg:x2="0.4429in" svg:y2="0.0906in">
              <text:p/>
            </draw:line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0" office:value-type="float" office:value="9">
            <text:p>9</text:p>
          </table:table-cell>
          <table:table-cell table:number-columns-repeated="5" table:style-name="ce21" office:value-type="float" office:value="9">
            <text:p>9</text:p>
          </table:table-cell>
          <table:table-cell table:style-name="ce27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2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number-columns-repeated="7"/>
          <table:table-cell table:style-name="ce43" office:value-type="float" office:value="0">
            <text:p>0</text:p>
          </table:table-cell>
          <table:table-cell table:number-columns-repeated="236"/>
        </table:table-row>
        <table:table-row table:style-name="ro1">
          <table:table-cell table:number-columns-repeated="2"/>
          <table:table-cell table:style-name="ce11" office:value-type="float" office:value="9">
            <text:p>9</text:p>
          </table:table-cell>
          <table:table-cell table:number-columns-repeated="4" table:style-name="ce22" office:value-type="float" office:value="9">
            <text:p>9</text:p>
          </table:table-cell>
          <table:table-cell table:style-name="ce22" office:value-type="float" office:value="9">
            <text:p>9</text:p>
            <draw:line table:end-cell-address="Sheet1.I35" table:end-x="0.1335in" table:end-y="0.0701in" draw:z-index="7" draw:style-name="gr1" draw:text-style-name="P1" svg:x1="0.1992in" svg:y1="0.0697in" svg:x2="0.4354in" svg:y2="0.0555in">
              <text:p/>
            </draw:line>
          </table:table-cell>
          <table:table-cell table:style-name="ce28" office:value-type="float" office:value="2">
            <text:p>2</text:p>
            <draw:line table:end-cell-address="Sheet1.J35" table:end-x="0.111in" table:end-y="0.1051in" draw:z-index="8" draw:style-name="gr1" draw:text-style-name="P1" svg:x1="0.1768in" svg:y1="0.1047in" svg:x2="0.413in" svg:y2="0.0906in">
              <text:p/>
            </draw:line>
          </table:table-cell>
          <table:table-cell table:style-name="ce31" office:value-type="float" office:value="0">
            <text:p>0</text:p>
            <draw:line table:end-cell-address="Sheet1.K35" table:end-x="0.1335in" table:end-y="0.0772in" draw:z-index="9" draw:style-name="gr1" draw:text-style-name="P1" svg:x1="0.1992in" svg:y1="0.0768in" svg:x2="0.4354in" svg:y2="0.0626in">
              <text:p/>
            </draw:line>
          </table:table-cell>
          <table:table-cell table:style-name="ce33" office:value-type="float" office:value="7">
            <text:p>7</text:p>
          </table:table-cell>
          <table:table-cell table:style-name="ce42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5" table:style-name="ce17" office:value-type="float" office:value="1">
            <text:p>1</text:p>
          </table:table-cell>
          <table:table-cell table:number-columns-repeated="3" table:style-name="ce20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7" office:value-type="float" office:value="1">
            <text:p>1</text:p>
          </table:table-cell>
          <table:table-cell table:style-name="ce18" office:value-type="float" office:value="1">
            <text:p>1</text:p>
            <draw:line table:end-cell-address="Sheet1.D39" table:end-x="0.2291in" table:end-y="0.1047in" draw:z-index="26" draw:style-name="gr1" draw:text-style-name="P1" svg:x1="0.2287in" svg:y1="0.272in" svg:x2="0.2287in" svg:y2="0.111in">
              <text:p/>
            </draw:line>
            <draw:line table:end-cell-address="Sheet1.G38" table:end-x="0.0819in" table:end-y="0.1264in" draw:z-index="36" draw:style-name="gr1" draw:text-style-name="P1" svg:x1="0.9886in" svg:y1="0.126in" svg:x2="0.2437in" svg:y2="0.0917in">
              <text:p/>
            </draw:line>
            <draw:line table:end-cell-address="Sheet1.H38" table:end-x="0.0669in" table:end-y="0.0354in" draw:z-index="37" draw:style-name="gr1" draw:text-style-name="P1" svg:x1="1.276in" svg:y1="0.035in" svg:x2="0.2362in" svg:y2="0.0217in">
              <text:p/>
            </draw:line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1">
            <text:p>1</text:p>
            <draw:line table:end-cell-address="Sheet1.G39" table:end-x="0.1705in" table:end-y="0.0913in" draw:z-index="28" draw:style-name="gr1" draw:text-style-name="P1" svg:x1="0.1701in" svg:y1="0.2587in" svg:x2="0.1701in" svg:y2="0.0976in">
              <text:p/>
            </draw:line>
          </table:table-cell>
          <table:table-cell table:style-name="ce18" office:value-type="float" office:value="1">
            <text:p>1</text:p>
            <draw:line table:end-cell-address="Sheet1.I38" table:end-x="0.0744in" table:end-y="0.063in" draw:z-index="34" draw:style-name="gr1" draw:text-style-name="P1" svg:x1="0.3764in" svg:y1="0.0626in" svg:x2="0.2146in" svg:y2="0.035in">
              <text:p/>
            </draw:line>
          </table:table-cell>
          <table:table-cell table:style-name="ce27" office:value-type="float" office:value="2">
            <text:p>2</text:p>
            <draw:line table:end-cell-address="Sheet1.I40" table:end-x="0.2587in" table:end-y="0.0287in" draw:z-index="42" draw:style-name="gr1" draw:text-style-name="P1" svg:x1="0.2583in" svg:y1="0.3634in" svg:x2="0.2287in" svg:y2="0.0846in">
              <text:p/>
            </draw:line>
          </table:table-cell>
          <table:table-cell table:number-columns-repeated="2" table:style-name="ce23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style-name="ce19" office:value-type="float" office:value="3">
            <text:p>3</text:p>
            <draw:line table:end-cell-address="Sheet1.E41" table:end-x="0.0299in" table:end-y="0.0496in" draw:z-index="35" draw:style-name="gr1" draw:text-style-name="P1" svg:x1="0.3319in" svg:y1="0.3839in" svg:x2="0.2437in" svg:y2="0.1189in">
              <text:p/>
            </draw:line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x</text:p>
          </table:table-cell>
          <table:table-cell table:style-name="ce25" office:value-type="float" office:value="4">
            <text:p>4</text:p>
            <draw:line table:end-cell-address="Sheet1.H41" table:end-x="0.1185in" table:end-y="0.0776in" draw:z-index="38" draw:style-name="gr1" draw:text-style-name="P1" svg:x1="0.4205in" svg:y1="0.4118in" svg:x2="0.2362in" svg:y2="0.1193in">
              <text:p/>
            </draw:line>
          </table:table-cell>
          <table:table-cell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number-columns-repeated="2" table:style-name="ce29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  <draw:line table:end-cell-address="Sheet1.J40" table:end-x="0.1189in" table:end-y="0.0839in" draw:z-index="30" draw:style-name="gr1" draw:text-style-name="P1" svg:x1="0.1846in" svg:y1="0.0835in" svg:x2="0.4209in" svg:y2="0.0693in">
              <text:p/>
            </draw:line>
            <draw:line table:end-cell-address="Sheet1.I41" table:end-x="0.2366in" table:end-y="0.1122in" draw:z-index="40" draw:style-name="gr1" draw:text-style-name="P1" svg:x1="0.2362in" svg:y1="0.1189in" svg:x2="0.1846in" svg:y2="0.2791in">
              <text:p/>
            </draw:line>
          </table:table-cell>
          <table:table-cell table:style-name="ce29" office:value-type="float" office:value="5">
            <text:p>5</text:p>
            <draw:line table:end-cell-address="Sheet1.L40" table:end-x="0.0669in" table:end-y="0.1059in" draw:z-index="41" draw:style-name="gr1" draw:text-style-name="P1" svg:x1="0.2213in" svg:y1="0.1055in" svg:x2="0.6713in" svg:y2="0.0772in">
              <text:p/>
            </draw:line>
          </table:table-cell>
          <table:table-cell table:style-name="ce29" office:value-type="float" office:value="5">
            <text:p>5</text:p>
          </table:table-cell>
          <table:table-cell table:style-name="ce40" office:value-type="float" office:value="5">
            <text:p>5</text:p>
            <draw:line table:end-cell-address="Sheet1.L41" table:end-x="0.2067in" table:end-y="0.1126in" draw:z-index="29" draw:style-name="gr1" draw:text-style-name="P1" svg:x1="0.2063in" svg:y1="0.2795in" svg:x2="0.2063in" svg:y2="0.1189in">
              <text:p/>
            </draw:line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S</text:p>
            <draw:line table:end-cell-address="Sheet1.E43" table:end-x="0.0673in" table:end-y="0.0496in" draw:z-index="39" draw:style-name="gr1" draw:text-style-name="P1" svg:x1="0.052in" svg:y1="0.3843in" svg:x2="0.0669in" svg:y2="0.1122in">
              <text:p/>
            </draw:line>
          </table:table-cell>
          <table:table-cell table:style-name="ce23" office:value-type="string">
            <text:p>x</text:p>
          </table:table-cell>
          <table:table-cell table:style-name="ce25" office:value-type="float" office:value="4">
            <text:p>4</text:p>
            <draw:line table:end-cell-address="Sheet1.H43" table:end-x="0.089in" table:end-y="0.0776in" draw:z-index="43" draw:style-name="gr1" draw:text-style-name="P1" svg:x1="0.3909in" svg:y1="0.1327in" svg:x2="0.2362in" svg:y2="0.4122in">
              <text:p/>
            </draw:line>
          </table:table-cell>
          <table:table-cell table:style-name="ce25" office:value-type="float" office:value="4">
            <text:p>4</text:p>
            <draw:line table:end-cell-address="Sheet1.I41" table:end-x="0.1114in" table:end-y="0.098in" draw:z-index="27" draw:style-name="gr1" draw:text-style-name="P1" svg:x1="0.1772in" svg:y1="0.0976in" svg:x2="0.4134in" svg:y2="0.0835in">
              <text:p/>
            </draw:line>
          </table:table-cell>
          <table:table-cell table:style-name="ce27" office:value-type="float" office:value="2">
            <text:p>2</text:p>
            <draw:line table:end-cell-address="Sheet1.I46" table:end-x="0.2587in" table:end-y="0.0354in" draw:z-index="44" draw:style-name="gr1" draw:text-style-name="P1" svg:x1="0.2583in" svg:y1="0.872in" svg:x2="0.2508in" svg:y2="0.126in">
              <text:p/>
            </draw:line>
          </table:table-cell>
          <table:table-cell table:number-columns-repeated="2" table:style-name="ce20" office:value-type="string">
            <text:p>x</text:p>
          </table:table-cell>
          <table:table-cell table:style-name="ce41" office:value-type="float" office:value="6">
            <text:p>6</text:p>
            <draw:line table:end-cell-address="Sheet1.L44" table:end-x="0.0524in" table:end-y="0.0496in" draw:z-index="45" draw:style-name="gr1" draw:text-style-name="P1" svg:x1="0.0445in" svg:y1="0.5516in" svg:x2="0.052in" svg:y2="0.0776in">
              <text:p/>
            </draw:line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0" office:value-type="string">
            <text:p>x</text:p>
          </table:table-cell>
          <table:table-cell table:style-name="ce32" office:value-type="string">
            <text:p>E</text:p>
            <draw:line table:end-cell-address="Sheet1.K44" table:end-x="0.2512in" table:end-y="0.0496in" draw:z-index="46" draw:style-name="gr1" draw:text-style-name="P1" svg:x1="0.2508in" svg:y1="0.3843in" svg:x2="0.2433in" svg:y2="0.0634in">
              <text:p/>
            </draw:line>
            <draw:line table:end-cell-address="Sheet1.K46" table:end-x="0.0524in" table:end-y="0.0425in" draw:z-index="47" draw:style-name="gr1" draw:text-style-name="P1" svg:x1="0.0295in" svg:y1="0.7118in" svg:x2="0.052in" svg:y2="0.0846in">
              <text:p/>
            </draw:line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3">
            <text:p>3</text:p>
            <draw:line table:end-cell-address="Sheet1.F43" table:end-x="0.0819in" table:end-y="0.0909in" draw:z-index="24" draw:style-name="gr1" draw:text-style-name="P1" svg:x1="0.1476in" svg:y1="0.0906in" svg:x2="0.3839in" svg:y2="0.0764in">
              <text:p/>
            </draw:line>
          </table:table-cell>
          <table:table-cell table:style-name="ce24" office:value-type="float" office:value="8">
            <text:p>8</text:p>
            <draw:line table:end-cell-address="Sheet1.G43" table:end-x="0.1339in" table:end-y="0.1047in" draw:z-index="25" draw:style-name="gr1" draw:text-style-name="P1" svg:x1="0.1996in" svg:y1="0.1043in" svg:x2="0.4358in" svg:y2="0.0902in">
              <text:p/>
            </draw:line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0" office:value-type="string">
            <text:p>x</text:p>
          </table:table-cell>
          <table:table-cell table:style-name="ce32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9" office:value-type="string">
            <text:p>x</text:p>
          </table:table-cell>
          <table:table-cell table:number-columns-repeated="5" table:style-name="ce20" office:value-type="string">
            <text:p>x</text:p>
          </table:table-cell>
          <table:table-cell table:style-name="ce27" office:value-type="float" office:value="2">
            <text:p>2</text:p>
          </table:table-cell>
          <table:table-cell table:style-name="ce20" office:value-type="string">
            <text:p>x</text:p>
          </table:table-cell>
          <table:table-cell table:style-name="ce32" office:value-type="float" office:value="7">
            <text:p>7</text:p>
            <draw:line table:end-cell-address="Sheet1.L44" table:end-x="0.1409in" table:end-y="0.1051in" draw:z-index="33" draw:style-name="gr1" draw:text-style-name="P1" svg:x1="0.2067in" svg:y1="0.1047in" svg:x2="0.4429in" svg:y2="0.0906in">
              <text:p/>
            </draw:line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0" office:value-type="float" office:value="9">
            <text:p>9</text:p>
          </table:table-cell>
          <table:table-cell table:number-columns-repeated="5" table:style-name="ce21" office:value-type="float" office:value="9">
            <text:p>9</text:p>
          </table:table-cell>
          <table:table-cell table:style-name="ce27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2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1" office:value-type="float" office:value="9">
            <text:p>9</text:p>
          </table:table-cell>
          <table:table-cell table:number-columns-repeated="5" table:style-name="ce22" office:value-type="float" office:value="9">
            <text:p>9</text:p>
          </table:table-cell>
          <table:table-cell table:style-name="ce28" office:value-type="float" office:value="2">
            <text:p>2</text:p>
            <draw:line table:end-cell-address="Sheet1.J46" table:end-x="0.111in" table:end-y="0.1051in" draw:z-index="31" draw:style-name="gr1" draw:text-style-name="P1" svg:x1="0.1768in" svg:y1="0.1047in" svg:x2="0.413in" svg:y2="0.0906in">
              <text:p/>
            </draw:line>
          </table:table-cell>
          <table:table-cell table:style-name="ce31" office:value-type="float" office:value="0">
            <text:p>0</text:p>
            <draw:line table:end-cell-address="Sheet1.K46" table:end-x="0.1039in" table:end-y="0.1331in" draw:z-index="32" draw:style-name="gr1" draw:text-style-name="P1" svg:x1="0.1697in" svg:y1="0.1327in" svg:x2="0.4059in" svg:y2="0.1185in">
              <text:p/>
            </draw:line>
          </table:table-cell>
          <table:table-cell table:style-name="ce33" office:value-type="float" office:value="7">
            <text:p>7</text:p>
          </table:table-cell>
          <table:table-cell table:style-name="ce42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5" table:style-name="ce17" office:value-type="float" office:value="1">
            <text:p>1</text:p>
          </table:table-cell>
          <table:table-cell table:number-columns-repeated="3" table:style-name="ce20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7" office:value-type="float" office:value="1">
            <text:p>1</text:p>
          </table:table-cell>
          <table:table-cell table:style-name="ce18" office:value-type="float" office:value="1">
            <text:p>1</text:p>
            <draw:line table:end-cell-address="Sheet1.D50" table:end-x="0.2291in" table:end-y="0.1047in" draw:z-index="58" draw:style-name="gr1" draw:text-style-name="P1" svg:x1="0.2287in" svg:y1="0.272in" svg:x2="0.2287in" svg:y2="0.111in">
              <text:p/>
            </draw:line>
            <draw:line table:end-cell-address="Sheet1.H49" table:end-x="0.0669in" table:end-y="0.0354in" draw:z-index="64" draw:style-name="gr1" draw:text-style-name="P1" svg:x1="1.276in" svg:y1="0.035in" svg:x2="0.2362in" svg:y2="0.0217in">
              <text:p/>
            </draw:line>
          </table:table-cell>
          <table:table-cell table:number-columns-repeated="3" table:style-name="ce18" office:value-type="float" office:value="1">
            <text:p>1</text:p>
          </table:table-cell>
          <table:table-cell table:style-name="ce18" office:value-type="float" office:value="1">
            <text:p>1</text:p>
            <draw:line table:end-cell-address="Sheet1.I49" table:end-x="0.0744in" table:end-y="0.063in" draw:z-index="62" draw:style-name="gr1" draw:text-style-name="P1" svg:x1="0.3764in" svg:y1="0.0626in" svg:x2="0.2146in" svg:y2="0.035in">
              <text:p/>
            </draw:line>
          </table:table-cell>
          <table:table-cell table:style-name="ce27" office:value-type="float" office:value="2">
            <text:p>2</text:p>
            <draw:line table:end-cell-address="Sheet1.I51" table:end-x="0.2587in" table:end-y="0.0287in" draw:z-index="66" draw:style-name="gr1" draw:text-style-name="P1" svg:x1="0.2583in" svg:y1="0.3634in" svg:x2="0.2287in" svg:y2="0.0846in">
              <text:p/>
            </draw:line>
          </table:table-cell>
          <table:table-cell table:number-columns-repeated="2" table:style-name="ce23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style-name="ce19" office:value-type="float" office:value="3">
            <text:p>3</text:p>
            <draw:line table:end-cell-address="Sheet1.E52" table:end-x="0.0299in" table:end-y="0.0496in" draw:z-index="63" draw:style-name="gr1" draw:text-style-name="P1" svg:x1="0.3319in" svg:y1="0.3839in" svg:x2="0.2437in" svg:y2="0.1189in">
              <text:p/>
            </draw:line>
          </table:table-cell>
          <table:table-cell table:style-name="ce19" office:value-type="float" office:value="3">
            <text:p>3</text:p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number-columns-repeated="2" table:style-name="ce29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  <draw:line table:end-cell-address="Sheet1.J51" table:end-x="0.1189in" table:end-y="0.0839in" draw:z-index="60" draw:style-name="gr1" draw:text-style-name="P1" svg:x1="0.1846in" svg:y1="0.0835in" svg:x2="0.4209in" svg:y2="0.0693in">
              <text:p/>
            </draw:line>
          </table:table-cell>
          <table:table-cell table:style-name="ce29" office:value-type="float" office:value="5">
            <text:p>5</text:p>
            <draw:line table:end-cell-address="Sheet1.L51" table:end-x="0.0669in" table:end-y="0.1059in" draw:z-index="65" draw:style-name="gr1" draw:text-style-name="P1" svg:x1="0.2213in" svg:y1="0.1055in" svg:x2="0.6713in" svg:y2="0.0772in">
              <text:p/>
            </draw:line>
          </table:table-cell>
          <table:table-cell table:style-name="ce29" office:value-type="float" office:value="5">
            <text:p>5</text:p>
          </table:table-cell>
          <table:table-cell table:style-name="ce40" office:value-type="float" office:value="5">
            <text:p>5</text:p>
            <draw:line table:end-cell-address="Sheet1.L52" table:end-x="0.2067in" table:end-y="0.1126in" draw:z-index="59" draw:style-name="gr1" draw:text-style-name="P1" svg:x1="0.2063in" svg:y1="0.2795in" svg:x2="0.2063in" svg:y2="0.1189in">
              <text:p/>
            </draw:line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S</text:p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number-columns-repeated="2" table:style-name="ce20" office:value-type="string">
            <text:p>x</text:p>
          </table:table-cell>
          <table:table-cell table:style-name="ce41" office:value-type="float" office:value="6">
            <text:p>6</text:p>
            <draw:line table:end-cell-address="Sheet1.L55" table:end-x="0.0524in" table:end-y="0.0496in" draw:z-index="67" draw:style-name="gr1" draw:text-style-name="P1" svg:x1="0.0445in" svg:y1="0.5516in" svg:x2="0.052in" svg:y2="0.0776in">
              <text:p/>
            </draw:line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0" office:value-type="string">
            <text:p>x</text:p>
          </table:table-cell>
          <table:table-cell table:style-name="ce32" office:value-type="string">
            <text:p>E</text:p>
            <draw:line table:end-cell-address="Sheet1.K55" table:end-x="0.2512in" table:end-y="0.0496in" draw:z-index="68" draw:style-name="gr1" draw:text-style-name="P1" svg:x1="0.2508in" svg:y1="0.3843in" svg:x2="0.2433in" svg:y2="0.0634in">
              <text:p/>
            </draw:line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0" office:value-type="string">
            <text:p>x</text:p>
          </table:table-cell>
          <table:table-cell table:style-name="ce32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9" office:value-type="string">
            <text:p>x</text:p>
          </table:table-cell>
          <table:table-cell table:number-columns-repeated="5" table:style-name="ce20" office:value-type="string">
            <text:p>x</text:p>
          </table:table-cell>
          <table:table-cell table:style-name="ce27" office:value-type="float" office:value="2">
            <text:p>2</text:p>
          </table:table-cell>
          <table:table-cell table:style-name="ce20" office:value-type="string">
            <text:p>x</text:p>
          </table:table-cell>
          <table:table-cell table:style-name="ce32" office:value-type="float" office:value="7">
            <text:p>7</text:p>
            <draw:line table:end-cell-address="Sheet1.L55" table:end-x="0.1409in" table:end-y="0.1051in" draw:z-index="61" draw:style-name="gr1" draw:text-style-name="P1" svg:x1="0.2067in" svg:y1="0.1047in" svg:x2="0.4429in" svg:y2="0.0906in">
              <text:p/>
            </draw:line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0" office:value-type="float" office:value="9">
            <text:p>9</text:p>
          </table:table-cell>
          <table:table-cell table:number-columns-repeated="5" table:style-name="ce21" office:value-type="float" office:value="9">
            <text:p>9</text:p>
          </table:table-cell>
          <table:table-cell table:style-name="ce27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2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1" office:value-type="float" office:value="9">
            <text:p>9</text:p>
          </table:table-cell>
          <table:table-cell table:number-columns-repeated="5" table:style-name="ce22" office:value-type="float" office:value="9">
            <text:p>9</text:p>
          </table:table-cell>
          <table:table-cell table:style-name="ce28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3" office:value-type="float" office:value="7">
            <text:p>7</text:p>
          </table:table-cell>
          <table:table-cell table:style-name="ce42" office:value-type="float" office:value="6">
            <text:p>6</text:p>
          </table:table-cell>
          <table:table-cell table:number-columns-repeated="24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 table:number-columns-repeated="2"/>
          <table:table-cell table:style-name="ce6" office:value-type="float" office:value="1">
            <text:p>1</text:p>
          </table:table-cell>
          <table:table-cell table:number-columns-repeated="5" table:style-name="ce17" office:value-type="float" office:value="1">
            <text:p>1</text:p>
          </table:table-cell>
          <table:table-cell table:number-columns-repeated="3" table:style-name="ce20" office:value-type="string">
            <text:p>x</text:p>
          </table:table-cell>
          <table:table-cell table:style-name="ce38" office:value-type="string">
            <text:p>x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7" office:value-type="float" office:value="1">
            <text:p>1</text:p>
          </table:table-cell>
          <table:table-cell table:style-name="ce18" office:value-type="float" office:value="1">
            <text:p>1</text:p>
          </table:table-cell>
          <table:table-cell table:style-name="ce18" office:value-type="float" office:value="1">
            <text:p>1</text:p>
            <draw:line table:end-cell-address="Sheet1.E63" table:end-x="0.2075in" table:end-y="0.1323in" draw:z-index="48" draw:style-name="gr1" draw:text-style-name="P1" svg:x1="0.2071in" svg:y1="0.2992in" svg:x2="0.2071in" svg:y2="0.139in">
              <text:p/>
            </draw:line>
            <draw:line table:end-cell-address="Sheet1.H62" table:end-x="0.0669in" table:end-y="0.0425in" draw:z-index="54" draw:style-name="gr1" draw:text-style-name="P1" svg:x1="0.9736in" svg:y1="0.035in" svg:x2="0.2217in" svg:y2="0.0421in">
              <text:p/>
            </draw:line>
          </table:table-cell>
          <table:table-cell table:number-columns-repeated="2" table:style-name="ce18" office:value-type="float" office:value="1">
            <text:p>1</text:p>
          </table:table-cell>
          <table:table-cell table:style-name="ce18" office:value-type="float" office:value="1">
            <text:p>1</text:p>
            <draw:line table:end-cell-address="Sheet1.I62" table:end-x="0.0744in" table:end-y="0.0634in" draw:z-index="52" draw:style-name="gr1" draw:text-style-name="P1" svg:x1="0.3764in" svg:y1="0.063in" svg:x2="0.2146in" svg:y2="0.035in">
              <text:p/>
            </draw:line>
          </table:table-cell>
          <table:table-cell table:style-name="ce27" office:value-type="float" office:value="2">
            <text:p>2</text:p>
            <draw:line table:end-cell-address="Sheet1.I64" table:end-x="0.2591in" table:end-y="0.0291in" draw:z-index="56" draw:style-name="gr1" draw:text-style-name="P1" svg:x1="0.2587in" svg:y1="0.3634in" svg:x2="0.2291in" svg:y2="0.085in">
              <text:p/>
            </draw:line>
          </table:table-cell>
          <table:table-cell table:number-columns-repeated="2" table:style-name="ce23" office:value-type="string">
            <text:p>x</text:p>
          </table:table-cell>
          <table:table-cell table:style-name="ce39" office:value-type="string">
            <text:p>x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9" office:value-type="float" office:value="3">
            <text:p>3</text:p>
            <draw:line table:end-cell-address="Sheet1.E65" table:end-x="0.0449in" table:end-y="0.05in" draw:z-index="53" draw:style-name="gr1" draw:text-style-name="P1" svg:x1="0.0299in" svg:y1="0.3846in" svg:x2="0.0445in" svg:y2="0.098in">
              <text:p/>
            </draw:line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number-columns-repeated="2" table:style-name="ce29" office:value-type="float" office:value="5">
            <text:p>5</text:p>
          </table:table-cell>
          <table:table-cell table:style-name="ce40" office:value-type="float" office:value="5">
            <text:p>5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  <draw:line table:end-cell-address="Sheet1.J64" table:end-x="0.1193in" table:end-y="0.0839in" draw:z-index="50" draw:style-name="gr1" draw:text-style-name="P1" svg:x1="0.1846in" svg:y1="0.0835in" svg:x2="0.4213in" svg:y2="0.0697in">
              <text:p/>
            </draw:line>
          </table:table-cell>
          <table:table-cell table:style-name="ce29" office:value-type="float" office:value="5">
            <text:p>5</text:p>
            <draw:line table:end-cell-address="Sheet1.L64" table:end-x="0.0669in" table:end-y="0.1059in" draw:z-index="55" draw:style-name="gr1" draw:text-style-name="P1" svg:x1="0.2213in" svg:y1="0.1055in" svg:x2="0.6713in" svg:y2="0.0772in">
              <text:p/>
            </draw:line>
          </table:table-cell>
          <table:table-cell table:style-name="ce29" office:value-type="float" office:value="5">
            <text:p>5</text:p>
          </table:table-cell>
          <table:table-cell table:style-name="ce40" office:value-type="float" office:value="5">
            <text:p>5</text:p>
            <draw:line table:end-cell-address="Sheet1.L65" table:end-x="0.2067in" table:end-y="0.113in" draw:z-index="49" draw:style-name="gr1" draw:text-style-name="P1" svg:x1="0.2063in" svg:y1="0.2803in" svg:x2="0.2063in" svg:y2="0.1189in">
              <text:p/>
            </draw:line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style-name="ce19" office:value-type="float" office:value="3">
            <text:p>3</text:p>
          </table:table-cell>
          <table:table-cell table:style-name="ce19" office:value-type="string">
            <text:p>S</text:p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number-columns-repeated="2" table:style-name="ce20" office:value-type="string">
            <text:p>x</text:p>
          </table:table-cell>
          <table:table-cell table:style-name="ce41" office:value-type="float" office:value="6">
            <text:p>6</text:p>
            <draw:line table:end-cell-address="Sheet1.L66" table:end-x="0.0524in" table:end-y="0.05in" draw:z-index="57" draw:style-name="gr1" draw:text-style-name="P1" svg:x1="0.0374in" svg:y1="0.2169in" svg:x2="0.052in" svg:y2="0.078in">
              <text:p/>
            </draw:line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3" office:value-type="string">
            <text:p>x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0" office:value-type="string">
            <text:p>x</text:p>
          </table:table-cell>
          <table:table-cell table:style-name="ce32" office:value-type="string">
            <text:p>E</text:p>
            <draw:line table:end-cell-address="Sheet1.L66" table:end-x="0.1193in" table:end-y="0.1606in" draw:z-index="51" draw:style-name="gr1" draw:text-style-name="P1" svg:x1="0.1846in" svg:y1="0.1602in" svg:x2="0.4213in" svg:y2="0.1465in">
              <text:p/>
            </draw:line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8" office:value-type="float" office:value="3">
            <text:p>3</text:p>
          </table:table-cell>
          <table:table-cell table:number-columns-repeated="2" table:style-name="ce19" office:value-type="float" office:value="3">
            <text:p>3</text:p>
          </table:table-cell>
          <table:table-cell table:style-name="ce24" office:value-type="float" office:value="8">
            <text:p>8</text:p>
          </table:table-cell>
          <table:table-cell table:number-columns-repeated="2" table:style-name="ce25" office:value-type="float" office:value="4">
            <text:p>4</text:p>
          </table:table-cell>
          <table:table-cell table:style-name="ce27" office:value-type="float" office:value="2">
            <text:p>2</text:p>
          </table:table-cell>
          <table:table-cell table:style-name="ce20" office:value-type="string">
            <text:p>x</text:p>
          </table:table-cell>
          <table:table-cell table:style-name="ce32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9" office:value-type="string">
            <text:p>x</text:p>
          </table:table-cell>
          <table:table-cell table:number-columns-repeated="5" table:style-name="ce20" office:value-type="string">
            <text:p>x</text:p>
          </table:table-cell>
          <table:table-cell table:style-name="ce27" office:value-type="float" office:value="2">
            <text:p>2</text:p>
          </table:table-cell>
          <table:table-cell table:style-name="ce20" office:value-type="string">
            <text:p>x</text:p>
          </table:table-cell>
          <table:table-cell table:style-name="ce32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0" office:value-type="float" office:value="9">
            <text:p>9</text:p>
          </table:table-cell>
          <table:table-cell table:number-columns-repeated="5" table:style-name="ce21" office:value-type="float" office:value="9">
            <text:p>9</text:p>
          </table:table-cell>
          <table:table-cell table:style-name="ce27" office:value-type="float" office:value="2">
            <text:p>2</text:p>
          </table:table-cell>
          <table:table-cell table:style-name="ce30" office:value-type="float" office:value="0">
            <text:p>0</text:p>
          </table:table-cell>
          <table:table-cell table:style-name="ce32" office:value-type="float" office:value="7">
            <text:p>7</text:p>
          </table:table-cell>
          <table:table-cell table:style-name="ce41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ce11" office:value-type="float" office:value="9">
            <text:p>9</text:p>
          </table:table-cell>
          <table:table-cell table:number-columns-repeated="5" table:style-name="ce22" office:value-type="float" office:value="9">
            <text:p>9</text:p>
          </table:table-cell>
          <table:table-cell table:style-name="ce28" office:value-type="float" office:value="2">
            <text:p>2</text:p>
          </table:table-cell>
          <table:table-cell table:style-name="ce31" office:value-type="float" office:value="0">
            <text:p>0</text:p>
          </table:table-cell>
          <table:table-cell table:style-name="ce33" office:value-type="float" office:value="7">
            <text:p>7</text:p>
          </table:table-cell>
          <table:table-cell table:style-name="ce42" office:value-type="float" office:value="6">
            <text:p>6</text:p>
          </table:table-cell>
          <table:table-cell table:number-columns-repeated="244"/>
        </table:table-row>
        <table:table-row table:style-name="ro1">
          <table:table-cell table:number-columns-repeated="2"/>
          <table:table-cell table:style-name="Default" table:number-columns-repeated="11"/>
          <table:table-cell table:number-columns-repeated="243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number-columns-repeated="2"/>
          <table:table-cell table:style-name="ce12" office:value-type="string">
            <text:p>...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...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12" office:value-type="float" office:value="7">
            <text:p>7</text:p>
          </table:table-cell>
          <table:table-cell table:style-name="ce14" office:value-type="float" office:value="7">
            <text:p>7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string">
            <text:p>...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12" office:value-type="float" office:value="8">
            <text:p>8</text:p>
          </table:table-cell>
          <table:table-cell table:style-name="ce14" office:value-type="float" office:value="4">
            <text:p>4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4">
            <text:p>4</text:p>
          </table:table-cell>
          <table:table-cell table:style-name="ce14" office:value-type="string">
            <text:p>...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12" office:value-type="float" office:value="9">
            <text:p>9</text:p>
          </table:table-cell>
          <table:table-cell table:number-columns-repeated="2" table:style-name="ce14" office:value-type="float" office:value="2">
            <text:p>2</text:p>
          </table:table-cell>
          <table:table-cell table:style-name="ce14" office:value-type="float" office:value="9">
            <text:p>9</text:p>
          </table:table-cell>
          <table:table-cell table:style-name="ce14" office:value-type="string">
            <text:p>...</text:p>
          </table:table-cell>
          <table:table-cell table:number-columns-repeated="249"/>
        </table:table-row>
        <table:table-row table:style-name="ro1">
          <table:table-cell table:number-columns-repeated="2"/>
          <table:table-cell table:style-name="ce12" office:value-type="string">
            <text:p>...</text:p>
          </table:table-cell>
          <table:table-cell table:number-columns-repeated="4" table:style-name="ce14" office:value-type="string">
            <text:p>...</text:p>
          </table:table-cell>
          <table:table-cell table:number-columns-repeated="249"/>
        </table:table-row>
        <table:table-row table:style-name="ro1" table:number-rows-repeated="6545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pitch="variable"/>
    <style:font-face style:name="DejaVu Sans1" svg:font-family="'DejaVu Sans'" style:font-family-generic="swiss" style:font-pitch="variable"/>
    <style:font-face style:name="Nimbus Sans L" svg:font-family="'Nimbus Sans L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Nimbus Sans 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9-25">09/25/2007</text:date>, <text:time>23:39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creation-date>2007-09-25T23:39:08</meta:creation-date>
    <dc:date>2007-09-25T23:39:24</dc:date>
    <dc:language>en-US</dc:language>
    <meta:editing-cycles>0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cell-count="557" meta:object-count="69"/>
  </office:meta>
</office:document-meta>
</file>